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3fa" officeooo:paragraph-rsid="000a23fa"/>
    </style:style>
    <style:style style:name="P2" style:family="paragraph" style:parent-style-name="Standard">
      <style:text-properties officeooo:rsid="000a9138" officeooo:paragraph-rsid="000a9138"/>
    </style:style>
    <style:style style:name="P3" style:family="paragraph" style:parent-style-name="Standard">
      <style:text-properties officeooo:rsid="000b7609" officeooo:paragraph-rsid="000b7609"/>
    </style:style>
    <style:style style:name="P4" style:family="paragraph" style:parent-style-name="Standard">
      <style:text-properties fo:font-style="italic" officeooo:rsid="000b7609" officeooo:paragraph-rsid="000b7609" style:font-style-asian="italic" style:font-style-complex="italic"/>
    </style:style>
    <style:style style:name="P5" style:family="paragraph" style:parent-style-name="Standard">
      <style:text-properties fo:font-style="italic" officeooo:rsid="000a9138" officeooo:paragraph-rsid="000a9138" style:font-style-asian="italic" style:font-style-complex="italic"/>
    </style:style>
    <style:style style:name="P6" style:family="paragraph" style:parent-style-name="Standard">
      <style:text-properties officeooo:rsid="000e062a" officeooo:paragraph-rsid="000e062a"/>
    </style:style>
    <style:style style:name="P7" style:family="paragraph" style:parent-style-name="Standard">
      <style:text-properties fo:font-style="normal" officeooo:rsid="000e062a" officeooo:paragraph-rsid="000e062a" style:font-style-asian="normal" style:font-style-complex="normal"/>
    </style:style>
    <style:style style:name="P8" style:family="paragraph" style:parent-style-name="Standard">
      <style:text-properties officeooo:rsid="000e1f37" officeooo:paragraph-rsid="000e1f37"/>
    </style:style>
    <style:style style:name="P9" style:family="paragraph" style:parent-style-name="Standard">
      <style:text-properties officeooo:rsid="000f0888" officeooo:paragraph-rsid="000f0888"/>
    </style:style>
    <style:style style:name="T1" style:family="text">
      <style:text-properties officeooo:rsid="000b7609"/>
    </style:style>
    <style:style style:name="T2" style:family="text">
      <style:text-properties officeooo:rsid="000e06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ie Abfolge der git-Kommandos für einen normalen User:</text:h>
      <text:p text:style-name="P3"/>
      <text:p text:style-name="P3"/>
      <text:p text:style-name="P3"/>
      <text:p text:style-name="P3"/>
      <text:p text:style-name="P4">git pull </text:p>
      <text:p text:style-name="P1"/>
      <text:p text:style-name="P3"><text:span text:style-name="T2">Damit holt man erst mal den neuesten Stand auf den eigenen Rechner. </text:span>Dann neue Datei machen oder bestehende Datei verändern. <text:span text:style-name="T2">Wenn man fertig ist, </text:span>Datei schließen. </text:p>
      <text:p text:style-name="P1"/>
      <text:p text:style-name="P5">git add Dateinamen.xyz </text:p>
      <text:p text:style-name="P2"/>
      <text:p text:style-name="P2">Damit wird eine existierende Datei „gestaged“ oder vorgemerkt</text:p>
      <text:p text:style-name="P2"/>
      <text:p text:style-name="P5">git <text:span text:style-name="T1">commit -m ‚Formeln ergänzt‘</text:span></text:p>
      <text:p text:style-name="P2"/>
      <text:p text:style-name="P3">mit einfachem Hochkomm<text:span text:style-name="T2">a</text:span> oder doppeltem Hochkomm<text:span text:style-name="T2">a. Man muss mit -m einen Kommentar angeben. Ab besten schreibt man halt ganz kurz, was man gemacht hat. </text:span></text:p>
      <text:p text:style-name="P3"/>
      <text:p text:style-name="P4">git push</text:p>
      <text:p text:style-name="P4"/>
      <text:p text:style-name="P7">Dann kommt ein Login-Fenster. Man gibt seinen git-Namen ein</text:p>
      <text:p text:style-name="P3">login</text:p>
      <text:p text:style-name="P3"/>
      <text:p text:style-name="P6">Danach kommt kein Passwort, sondern man muss mit dem Token arbeiten. Wie man den token bekommt, schreibe ich nochmal extra.</text:p>
      <text:p text:style-name="P3">token </text:p>
      <text:p text:style-name="P3"/>
      <text:h text:style-name="Heading_20_1" text:outline-level="1">Sonstige Befehle:</text:h>
      <text:p text:style-name="P9">git restore dateiname.xyz <text:line-break/>-holt wieder die letzte Version aus dem Repository, falls man irgendwas mit der Datei auf dem eigenen Rechner vermurkst hat.</text:p>
      <text:p text:style-name="P9"/>
      <text:p text:style-name="P9"/>
      <text:p text:style-name="P3"/>
      <text:p text:style-name="P3"/>
      <text:h text:style-name="Heading_20_1" text:outline-level="1">Anlegen eines ganz neuen Repositories</text:h>
      <text:p text:style-name="P8"/>
      <text:p text:style-name="P8"/>
      <text:p text:style-name="P8">Erst macht man ein Subdirectory wo immer man will. Dann geht man in das Directory rein und gibt das Kommando:</text:p>
      <text:p text:style-name="P8"/>
      <text:p text:style-name="P8">git clone <text:a xlink:type="simple" xlink:href="https://github.com/OpenInfoEnergy/quadrupol-schwinger.git" text:style-name="Internet_20_link" text:visited-style-name="Visited_20_Internet_20_Link">https://github.com/OpenInfoEnergy/quadrupol-schwinger.git</text:a></text:p>
      <text:p text:style-name="P8"/>
      <text:p text:style-name="P8"><text:soft-page-break/>Es entsteht ein Subdirectory mit dem Namen „quadrupol-schwinger“ Dort geht man rein und kann jetzt so arbeiten, wie oben beschrieben.</text:p>
      <text:p text:style-name="P8"/>
      <text:p text:style-name="P8">Hier ist die Änderung zu Ende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20:11:07.445874159</meta:creation-date>
    <dc:date>2024-06-18T14:50:36.745000000</dc:date>
    <meta:editing-duration>PT20M54S</meta:editing-duration>
    <meta:editing-cycles>7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19" meta:word-count="188" meta:character-count="1236" meta:non-whitespace-character-count="1061"/>
  </office:meta>
</office:document-meta>
</file>